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D9E1F2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D9E1F2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#D9E1F2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#D9E1F2"/>
    </style:style>
    <style:style style:name="ce6" style:family="table-cell" style:parent-style-name="Default" style:data-style-name="N0">
      <style:table-cell-properties fo:background-color="#D9E1F2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ext-properties style:font-name="Courier" style:font-name-asian="Courier" style:font-name-complex="Courier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 fo:background-color="#D9E1F2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D9E1F2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fo:background-color="#D9E1F2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  <style:text-properties style:font-name="Courier" style:font-name-asian="Courier" style:font-name-complex="Couri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/>
      <style:text-properties style:font-name="Courier" style:font-name-asian="Courier" style:font-name-complex="Couri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/>
      <style:text-properties style:font-name="Courier" style:font-name-asian="Courier" style:font-name-complex="Courier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5.2135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9" table:number-rows-spanned="1" table:style-name="ce13">
            <text:p>Inventor Physics Output</text:p>
          </table:table-cell>
          <table:covered-table-cell table:number-columns-repeated="8"/>
          <table:table-cell table:number-columns-repeated="16374" table:style-name="ce1"/>
        </table:table-row>
        <table:table-row table:style-name="ro1">
          <table:table-cell/>
          <table:table-cell office:value-type="string" table:style-name="ce2">
            <text:p>Physical Properties for DifferentialChassis</text:p>
          </table:table-cell>
          <table:table-cell table:number-columns-repeated="7" table:style-name="ce3"/>
          <table:table-cell table:style-name="ce4"/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General Properties:</text:p>
          </table:table-cell>
          <table:table-cell table:number-columns-repeated="7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Material:</text:p>
          </table:table-cell>
          <table:table-cell office:value-type="string" table:style-name="ce6">
            <text:p>{Generic}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Density:</text:p>
          </table:table-cell>
          <table:table-cell office:value-type="string" table:style-name="ce6">
            <text:p>1.000 g/cm^3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Mass:</text:p>
          </table:table-cell>
          <table:table-cell office:value-type="string" table:style-name="ce6">
            <text:p>9.244 kg (Relative Error = 0.000095%)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Area:</text:p>
          </table:table-cell>
          <table:table-cell office:value-type="string" table:style-name="ce6">
            <text:p>804373.889 mm^2 (Relative Error = 0.000000%)</text:p>
          </table:table-cell>
          <table:table-cell table:number-columns-repeated="5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URDF Properties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Volume:</text:p>
          </table:table-cell>
          <table:table-cell office:value-type="string" table:style-name="ce6">
            <text:p>9244274.954 mm^3 (Relative Error = 0.000095%)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Center of Gravity:</text:p>
          </table:table-cell>
          <table:table-cell table:number-columns-repeated="7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Mass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X:</text:p>
          </table:table-cell>
          <table:table-cell office:value-type="string" table:style-name="ce6">
            <text:p>49.958 mm (Relative Error = 0.000095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office:string-value="9.244" table:formula="of:=LEFT([.D7]; SEARCH(&quot; &quot;; [.D7])-1)" table:style-name="ce8">
            <text:p>9.244</text:p>
          </table:table-cell>
          <table:table-cell office:value-type="string" table:style-name="ce1">
            <text:p>Kg</text:p>
          </table:table-cell>
          <table:table-cell table:number-columns-repeated="16370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Y:</text:p>
          </table:table-cell>
          <table:table-cell office:value-type="string" table:style-name="ce6">
            <text:p>0.892 mm (Relative Error = 0.000095%)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Z:</text:p>
          </table:table-cell>
          <table:table-cell office:value-type="string" table:style-name="ce6">
            <text:p>38.181 mm (Relative Error = 0.000095%)</text:p>
          </table:table-cell>
          <table:table-cell table:number-columns-repeated="5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Centre of Gravity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/>
          <table:table-cell office:value-type="string" table:style-name="ce5">
            <text:p>Mass Moments of Inertia with respect to Center of Gravity(Calculated using negative integral)</text:p>
          </table:table-cell>
          <table:table-cell table:number-columns-repeated="7" table:style-name="ce6"/>
          <table:table-cell table:style-name="ce7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office:string-value="49.958" table:formula="of:=LEFT([.D11]; SEARCH(&quot; &quot;; [.D11])-1)" table:style-name="ce1">
            <text:p>49.958</text:p>
          </table:table-cell>
          <table:table-cell office:value-type="string" table:style-name="ce1">
            <text:p>mm</text:p>
          </table:table-cell>
          <table:table-cell office:value-type="float" office:value="4.9957999999999995E-2" table:formula="of:=[.N14]/1000" table:style-name="ce8">
            <text:p>0.049958</text:p>
          </table:table-cell>
          <table:table-cell office:value-type="string" table:style-name="ce1">
            <text:p>m</text:p>
          </table:table-cell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Ixx<text:s text:c="8"/></text:p>
          </table:table-cell>
          <table:table-cell office:value-type="string" table:style-name="ce6">
            <text:p>328711.433 kg mm^2 (Relative Error = 0.000095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style-name="ce1">
            <text:p>Y</text:p>
          </table:table-cell>
          <table:table-cell office:value-type="string" office:string-value="0.892" table:formula="of:=LEFT([.D12]; SEARCH(&quot; &quot;; [.D12])-1)" table:style-name="ce1">
            <text:p>0.892</text:p>
          </table:table-cell>
          <table:table-cell office:value-type="string" table:style-name="ce1">
            <text:p>mm</text:p>
          </table:table-cell>
          <table:table-cell office:value-type="float" office:value="8.92E-4" table:formula="of:=[.N15]/1000" table:style-name="ce8">
            <text:p>0.000892</text:p>
          </table:table-cell>
          <table:table-cell office:value-type="string" table:style-name="ce1">
            <text:p>m</text:p>
          </table:table-cell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Iyx Iyy<text:s text:c="4"/></text:p>
          </table:table-cell>
          <table:table-cell office:value-type="string" table:style-name="ce6">
            <text:p>-2308.403 kg mm^2 (Relative Error = 0.000095%)</text:p>
          </table:table-cell>
          <table:table-cell office:value-type="string" table:style-name="ce6">
            <text:p>503496.085 kg mm^2 (Relative Error = 0.000095%)</text:p>
          </table:table-cell>
          <table:table-cell table:number-columns-repeated="4" table:style-name="ce6"/>
          <table:table-cell table:style-name="ce7"/>
          <table:table-cell table:number-columns-repeated="2" table:style-name="ce1"/>
          <table:table-cell office:value-type="string" table:style-name="ce1">
            <text:p>Z</text:p>
          </table:table-cell>
          <table:table-cell office:value-type="string" office:string-value="38.181" table:formula="of:=LEFT([.D13]; SEARCH(&quot; &quot;; [.D13])-1)" table:style-name="ce1">
            <text:p>38.181</text:p>
          </table:table-cell>
          <table:table-cell office:value-type="string" table:style-name="ce1">
            <text:p>mm</text:p>
          </table:table-cell>
          <table:table-cell office:value-type="float" office:value="3.8181E-2" table:formula="of:=[.N16]/1000" table:style-name="ce8">
            <text:p>0.038181</text:p>
          </table:table-cell>
          <table:table-cell office:value-type="string" table:style-name="ce1">
            <text:p>m</text:p>
          </table:table-cell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Izx Izy Izz</text:p>
          </table:table-cell>
          <table:table-cell office:value-type="string" table:style-name="ce6">
            <text:p>-89975.630 kg mm^2 (Relative Error = 0.000095%)</text:p>
          </table:table-cell>
          <table:table-cell office:value-type="string" table:style-name="ce6">
            <text:p>-2445.746 kg mm^2 (Relative Error = 0.000095%)</text:p>
          </table:table-cell>
          <table:table-cell office:value-type="string" table:style-name="ce6">
            <text:p>659691.220 kg mm^2 (Relative Error = 0.000095%)</text:p>
          </table:table-cell>
          <table:table-cell table:number-columns-repeated="3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Mass Moments of Inertia with respect to Global(Calculated using negative integral)</text:p>
          </table:table-cell>
          <table:table-cell table:number-columns-repeated="7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Rotation to principal axes</text:p>
          </table:table-cell>
          <table:covered-table-cell table:number-columns-repeated="5"/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xx<text:s text:c="8"/></text:p>
          </table:table-cell>
          <table:table-cell office:value-type="string" table:style-name="ce6">
            <text:p>342195.052 kg mm^2 (Relative Error = 0.000095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style-name="ce1">
            <text:p>Rx</text:p>
          </table:table-cell>
          <table:table-cell office:value-type="string" office:string-value="-0.59" table:formula="of:=LEFT([.D27]; SEARCH(&quot; &quot;; [.D27])-1)" table:style-name="ce1">
            <text:p>-0.59</text:p>
          </table:table-cell>
          <table:table-cell office:value-type="string" table:style-name="ce1">
            <text:p>deg</text:p>
          </table:table-cell>
          <table:table-cell office:value-type="float" office:value="-1.0297442586766544E-2" table:formula="of:=([.N19]/180)*PI()" table:style-name="ce8">
            <text:p>-0.010297443</text:p>
          </table:table-cell>
          <table:table-cell office:value-type="string" table:style-name="ce1">
            <text:p>rads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yx Iyy<text:s text:c="4"/></text:p>
          </table:table-cell>
          <table:table-cell office:value-type="string" table:style-name="ce6">
            <text:p>-2720.206 kg mm^2 (Relative Error = 0.000095%)</text:p>
          </table:table-cell>
          <table:table-cell office:value-type="string" table:style-name="ce6">
            <text:p>540043.903 kg mm^2 (Relative Error = 0.000095%)</text:p>
          </table:table-cell>
          <table:table-cell table:number-columns-repeated="4" table:style-name="ce6"/>
          <table:table-cell table:style-name="ce7"/>
          <table:table-cell table:number-columns-repeated="2" table:style-name="ce1"/>
          <table:table-cell office:value-type="string" table:style-name="ce1">
            <text:p>Ry</text:p>
          </table:table-cell>
          <table:table-cell office:value-type="string" office:string-value="14.26" table:formula="of:=LEFT([.D28]; SEARCH(&quot; &quot;; [.D28])-1)" table:style-name="ce1">
            <text:p>14.26</text:p>
          </table:table-cell>
          <table:table-cell office:value-type="string" table:style-name="ce1">
            <text:p>deg</text:p>
          </table:table-cell>
          <table:table-cell office:value-type="float" office:value="0.2488839513343914" table:formula="of:=([.N20]/180)*PI()" table:style-name="ce8">
            <text:p>0.248883951</text:p>
          </table:table-cell>
          <table:table-cell office:value-type="string" table:style-name="ce1">
            <text:p>rads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zx Izy Izz</text:p>
          </table:table-cell>
          <table:table-cell office:value-type="string" table:style-name="ce6">
            <text:p>-107608.508 kg mm^2 (Relative Error = 0.000095%)</text:p>
          </table:table-cell>
          <table:table-cell office:value-type="string" table:style-name="ce6">
            <text:p>-2760.475 kg mm^2 (Relative Error = 0.000095%)</text:p>
          </table:table-cell>
          <table:table-cell office:value-type="string" table:style-name="ce6">
            <text:p>682770.119 kg mm^2 (Relative Error = 0.000095%)</text:p>
          </table:table-cell>
          <table:table-cell table:number-columns-repeated="3" table:style-name="ce6"/>
          <table:table-cell table:style-name="ce7"/>
          <table:table-cell table:number-columns-repeated="2" table:style-name="ce1"/>
          <table:table-cell office:value-type="string" table:style-name="ce1">
            <text:p>Rz</text:p>
          </table:table-cell>
          <table:table-cell office:value-type="string" office:string-value="-0.97" table:formula="of:=LEFT([.D29]; SEARCH(&quot; &quot;; [.D29])-1)" table:style-name="ce1">
            <text:p>-0.97</text:p>
          </table:table-cell>
          <table:table-cell office:value-type="string" table:style-name="ce1">
            <text:p>deg</text:p>
          </table:table-cell>
          <table:table-cell office:value-type="float" office:value="-1.6929693744344994E-2" table:formula="of:=([.N21]/180)*PI()" table:style-name="ce8">
            <text:p>-0.016929694</text:p>
          </table:table-cell>
          <table:table-cell office:value-type="string" table:style-name="ce1">
            <text:p>rads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5">
            <text:p>Principal Moments of Inertia with respect to Center of Gravity</text:p>
          </table:table-cell>
          <table:table-cell table:number-columns-repeated="7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1:</text:p>
          </table:table-cell>
          <table:table-cell office:value-type="string" table:style-name="ce6">
            <text:p>305792.490 kg mm^2 (Relative Error = 0.000095%)</text:p>
          </table:table-cell>
          <table:table-cell table:number-columns-repeated="5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Principal Momens of Inertia</text:p>
          </table:table-cell>
          <table:covered-table-cell table:number-columns-repeated="5"/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2:</text:p>
          </table:table-cell>
          <table:table-cell office:value-type="string" table:style-name="ce6">
            <text:p>503518.758 kg mm^2 (Relative Error = 0.000095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style-name="ce1">
            <text:p>Ixx</text:p>
          </table:table-cell>
          <table:table-cell office:value-type="string" office:string-value="305792.490" table:formula="of:=LEFT([.D23]; SEARCH(&quot; &quot;; [.D23])-1)" table:style-name="ce1">
            <text:p>305792.490</text:p>
          </table:table-cell>
          <table:table-cell office:value-type="string" table:style-name="ce1">
            <text:p>kg.mm^2</text:p>
          </table:table-cell>
          <table:table-cell office:value-type="float" office:value="0.30579248999999997" table:formula="of:=[.N24]/1000000" table:style-name="ce8">
            <text:p>0.30579249</text:p>
          </table:table-cell>
          <table:table-cell office:value-type="string" table:style-name="ce1">
            <text:p>kg.m^2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3:</text:p>
          </table:table-cell>
          <table:table-cell office:value-type="string" table:style-name="ce6">
            <text:p>682587.490 kg mm^2 (Relative Error = 0.000095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style-name="ce1">
            <text:p>Iyy</text:p>
          </table:table-cell>
          <table:table-cell office:value-type="string" office:string-value="503518.758" table:formula="of:=LEFT([.D24]; SEARCH(&quot; &quot;; [.D24])-1)" table:style-name="ce1">
            <text:p>503518.758</text:p>
          </table:table-cell>
          <table:table-cell office:value-type="string" table:style-name="ce1">
            <text:p>kg.mm^2</text:p>
          </table:table-cell>
          <table:table-cell office:value-type="float" office:value="0.50351875800000001" table:formula="of:=[.N25]/1000000" table:style-name="ce8">
            <text:p>0.503518758</text:p>
          </table:table-cell>
          <table:table-cell office:value-type="string" table:style-name="ce1">
            <text:p>kg.m^2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5">
            <text:p>Rotation from Global to Principal</text:p>
          </table:table-cell>
          <table:table-cell table:number-columns-repeated="7" table:style-name="ce6"/>
          <table:table-cell table:style-name="ce7"/>
          <table:table-cell table:number-columns-repeated="2" table:style-name="ce1"/>
          <table:table-cell office:value-type="string" table:style-name="ce1">
            <text:p>Izz</text:p>
          </table:table-cell>
          <table:table-cell office:value-type="string" office:string-value="682587.490" table:formula="of:=LEFT([.D25]; SEARCH(&quot; &quot;; [.D25])-1)" table:style-name="ce1">
            <text:p>682587.490</text:p>
          </table:table-cell>
          <table:table-cell office:value-type="string" table:style-name="ce1">
            <text:p>kg.mm^2</text:p>
          </table:table-cell>
          <table:table-cell office:value-type="float" office:value="0.68258748999999996" table:formula="of:=[.N26]/1000000" table:style-name="ce8">
            <text:p>0.68258749</text:p>
          </table:table-cell>
          <table:table-cell office:value-type="string" table:style-name="ce1">
            <text:p>kg.m^2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Rx:</text:p>
          </table:table-cell>
          <table:table-cell office:value-type="string" table:style-name="ce6">
            <text:p>-0.59 deg (Relative Error = 0.000095%)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Ry:</text:p>
          </table:table-cell>
          <table:table-cell office:value-type="string" table:style-name="ce6">
            <text:p>14.26 deg (Relative Error = 0.000095%)</text:p>
          </table:table-cell>
          <table:table-cell table:number-columns-repeated="5" table:style-name="ce6"/>
          <table:table-cell table:style-name="ce7"/>
          <table:table-cell table:style-name="ce1"/>
          <table:table-cell office:value-type="string" table:number-columns-spanned="6" table:number-rows-spanned="1" table:style-name="ce15">
            <text:p><text:s text:c="2"/>&lt;inertial&gt;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9"/>
          <table:table-cell table:number-columns-repeated="16361"/>
        </table:table-row>
        <table:table-row table:style-name="ro2">
          <table:table-cell/>
          <table:table-cell table:style-name="ce10"/>
          <table:table-cell office:value-type="string" table:style-name="ce11">
            <text:p>Rz:</text:p>
          </table:table-cell>
          <table:table-cell office:value-type="string" table:style-name="ce11">
            <text:p>-0.97 deg (Relative Error = 0.000095%)</text:p>
          </table:table-cell>
          <table:table-cell table:number-columns-repeated="5" table:style-name="ce11"/>
          <table:table-cell table:style-name="ce12"/>
          <table:table-cell table:style-name="ce1"/>
          <table:table-cell office:value-type="string" office:string-value="    &lt;mass value=&quot;9.244&quot; /&gt;" table:formula="of:=CONCATENATE(&quot;    &lt;mass value=&quot;&quot;&quot;; [.M11]; &quot;&quot;&quot; /&gt;&quot;)" table:number-columns-spanned="6" table:number-rows-spanned="1" table:style-name="ce16">
            <text:p><text:s text:c="4"/>&lt;mass value="9.244" /&gt;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9"/>
          <table:table-cell table:number-columns-repeated="16361"/>
        </table:table-row>
        <table:table-row table:style-name="ro1">
          <table:table-cell/>
          <table:table-cell table:number-columns-repeated="10" table:style-name="ce1"/>
          <table:table-cell office:value-type="string" office:string-value="    &lt;origin xyz=&quot;0.049958 0.000892 0.038181&quot; rpy=&quot;-0.0102974425867665 0.248883951334391 -0.016929693744345&quot; /&gt;" table:formula="of:=CONCATENATE(&quot;    &lt;origin xyz=&quot;&quot;&quot;; [.P14]; &quot; &quot;; [.P15]; &quot; &quot;; [.P16]; &quot;&quot;&quot; rpy=&quot;&quot;&quot;; [.P19];&quot; &quot;;[.P20];&quot; &quot;;[.P21];&quot;&quot;&quot; /&gt;&quot;)" table:number-columns-spanned="6" table:number-rows-spanned="1" table:style-name="ce16">
            <text:p><text:s text:c="4"/>&lt;origin xyz="0.049958 0.000892 0.038181" rpy="-0.0102974425867665 0.248883951334391 -0.016929693744345" /&gt;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9"/>
          <table:table-cell table:number-columns-repeated="16361"/>
        </table:table-row>
        <table:table-row table:style-name="ro1">
          <table:table-cell/>
          <table:table-cell table:number-columns-repeated="10" table:style-name="ce1"/>
          <table:table-cell office:value-type="string" table:number-columns-spanned="6" table:number-rows-spanned="1" table:style-name="ce16">
            <text:p><text:s text:c="4"/>&lt;inertia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9"/>
          <table:table-cell table:number-columns-repeated="16361"/>
        </table:table-row>
        <table:table-row table:style-name="ro1">
          <table:table-cell/>
          <table:table-cell table:number-columns-repeated="10" table:style-name="ce1"/>
          <table:table-cell office:value-type="string" office:string-value="        ixx=&quot;0.30579249&quot; ixy=&quot;0.0&quot; ixz=&quot;0.0&quot;" table:formula="of:=CONCATENATE(&quot;        ixx=&quot;&quot;&quot;;[.P24];&quot;&quot;&quot; ixy=&quot;&quot;0.0&quot;&quot; ixz=&quot;&quot;0.0&quot;&quot;&quot;)" table:number-columns-spanned="6" table:number-rows-spanned="1" table:style-name="ce16">
            <text:p><text:s text:c="8"/>ixx="0.30579249" ixy="0.0" ixz="0.0"</text:p>
          </table:table-cell>
          <table:covered-table-cell table:number-columns-repeated="5"/>
          <table:table-cell table:number-columns-repeated="16367" table:style-name="ce1"/>
        </table:table-row>
        <table:table-row table:style-name="ro1">
          <table:table-cell table:number-columns-repeated="11"/>
          <table:table-cell office:value-type="string" office:string-value="        iyy=&quot;0.503518758&quot; iyz=&quot;0.0&quot;" table:formula="of:=CONCATENATE(&quot;        iyy=&quot;&quot;&quot;;[.P25];&quot;&quot;&quot; iyz=&quot;&quot;0.0&quot;&quot;&quot;)" table:number-columns-spanned="6" table:number-rows-spanned="1" table:style-name="ce16">
            <text:p><text:s text:c="8"/>iyy="0.503518758" iyz="0.0"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 table:number-columns-repeated="11"/>
          <table:table-cell office:value-type="string" office:string-value="        izz=&quot;0.68258749&quot; /&gt;" table:formula="of:=CONCATENATE(&quot;        izz=&quot;&quot;&quot;;[.P26];&quot;&quot;&quot; /&gt;&quot;)" table:number-columns-spanned="6" table:number-rows-spanned="1" table:style-name="ce16">
            <text:p><text:s text:c="8"/>izz="0.68258749" /&gt;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 table:number-columns-repeated="11"/>
          <table:table-cell office:value-type="string" table:number-columns-spanned="6" table:number-rows-spanned="1" table:style-name="ce17">
            <text:p><text:s text:c="2"/>&lt;/inertial&gt;</text:p>
          </table:table-cell>
          <table:covered-table-cell table:number-columns-repeated="5"/>
          <table:table-cell table:number-columns-repeated="16367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Pete</meta:initial-creator>
    <dc:creator>Pete</dc:creator>
    <meta:creation-date>2018-11-03T15:31:27Z</meta:creation-date>
    <dc:date>2018-11-11T16:55:25Z</dc:date>
    <meta:editing-cycles>1</meta:editing-cycles>
    <meta:editing-duration>PT111S</meta:editing-duration>
  </office:meta>
</office:document-meta>
</file>